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65mm</text:p>
          </draw:text-box>
        </draw:frame>
        <draw:frame draw:style-name="gr8" draw:layer="layout" svg:width="6.975cm" svg:height="0.962cm" svg:x="4.7cm" svg:y="9.438cm">
          <draw:text-box>
            <text:p>Portion Width = 6.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11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9.5cm">
          <text:p/>
        </draw:line>
        <draw:line draw:style-name="gr12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2" draw:text-style-name="P1" draw:layer="layout" svg:x1="1.8cm" svg:y1="15.4cm" svg:x2="1.8cm" svg:y2="19.5cm">
          <text:p/>
        </draw:line>
        <draw:line draw:style-name="gr12" draw:text-style-name="P1" draw:layer="layout" svg:x1="1.8cm" svg:y1="18.7cm" svg:x2="3.8cm" svg:y2="18.7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7cm" svg:x2="3.8cm" svg:y2="17cm">
          <text:p/>
        </draw:line>
        <draw:line draw:style-name="gr12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300μm – Note: Flat</text:p>
            <text:p>Inlay Cover = 10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329cm" svg:height="0.962cm" svg:x="7.909cm" svg:y="19.738cm">
          <draw:text-box>
            <text:p>Depth = 2mm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3" draw:text-style-name="P1" draw:layer="layout" svg:x1="4.9cm" svg:y1="19cm" svg:x2="3.4cm" svg:y2="19cm">
          <text:p/>
        </draw:line>
        <draw:line draw:style-name="gr12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10T13:18:01</dc:date>
    <meta:editing-duration>PT51M52S</meta:editing-duration>
    <meta:editing-cycles>24</meta:editing-cycles>
    <meta:generator>LibreOffice/3.6$Linux_X86_64 LibreOffice_project/360m1$Build-2</meta:generator>
    <dc:creator>jose </dc:creator>
    <meta:document-statistic meta:object-count="79"/>
  </office:meta>
</office:document-meta>
</file>